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3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office:value-type="float" office:value="107300" calcext:value-type="float">
            <text:p>107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  <table:table-cell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82700" calcext:value-type="float">
            <text:p>82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M3]-[.M7]" office:value-type="float" office:value="24600" calcext:value-type="float">
            <text:p>246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38600" calcext:value-type="float">
            <text:p>386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  <table:table-cell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60000" calcext:value-type="float">
            <text:p>60000</text:p>
          </table:table-cell>
          <table:table-cell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42281.3623188406" calcext:value-type="float">
            <text:p>42281.3623188406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05950" calcext:value-type="float">
            <text:p>205950</text:p>
          </table:table-cell>
          <table:table-cell/>
          <table:table-cell table:formula="of:=SUM([.L4:.L31])" office:value-type="float" office:value="195000" calcext:value-type="float">
            <text:p>1950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style-name="ce15" table:formula="of:=SUM([.B35:.F35])" office:value-type="float" office:value="38600" calcext:value-type="float">
            <text:p>386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32:16.929276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9T11:37:56.832952882</dc:date>
    <meta:editing-duration>P12DT7H8M</meta:editing-duration>
    <meta:editing-cycles>3596</meta:editing-cycles>
    <meta:generator>LibreOffice/4.2.8.2$Linux_X86_64 LibreOffice_project/420m0$Build-2</meta:generator>
    <meta:document-statistic meta:table-count="22" meta:cell-count="10416" meta:object-count="0"/>
  </office:meta>
</office:document-meta>
</file>